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adornments="Bold" style:font-pitch="fixed"/>
    <style:font-face style:name="Hack" svg:font-family="Hack" style:font-pitch="fixed"/>
    <style:font-face style:name="Operator Pro" svg:font-family="'Operator Pro'" style:font-adornments="Book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1.512cm"/>
    </style:style>
    <style:style style:name="pr2" style:family="presentation" style:parent-style-name="Vivid-subtitle">
      <style:graphic-properties fo:min-height="4.23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style:font-name="Hack" fo:font-size="32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40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424cm" svg:y="0.837cm" presentation:class="title" presentation:user-transformed="true">
          <draw:text-box>
            <text:p>Procedural Generation in Video Games</text:p>
          </draw:text-box>
        </draw:frame>
        <draw:frame presentation:style-name="pr1" draw:text-style-name="P1" draw:layer="layout" svg:width="13.196cm" svg:height="1.512cm" svg:x="1.536cm" svg:y="14.49cm" presentation:class="subtitle" presentation:user-transformed="true">
          <draw:text-box>
            <text:p text:style-name="P1">By Debug Studios</text:p>
          </draw:text-box>
        </draw:frame>
        <draw:frame presentation:style-name="pr2" draw:layer="layout" svg:width="7.608cm" svg:height="5.93cm" svg:x="25.6cm" svg:y="14.436cm">
          <draw:text-box>
            <text:p>Team Members:</text:p>
            <text:p/>
            <text:p>Prajjwal Dimri</text:p>
            <text:p>Ayush Pant</text:p>
            <text:p>Ayush Bahuguna</text:p>
            <text:p>Gajendra Mehra</text:p>
            <text:p>Vijay Rawa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is Procedural Generation?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rocedural Generation is a method of creating data algorithmically instead of manually.</text:p>
                <text:p/>
              </text:list-item>
              <text:list-item>
                <text:p>In Video games, Procedural content generation (PCG) is the programmatic generation of game content using a random or pseudo-random process that results in an unpredictable range of possible game play spac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y use Procedural Generation?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Replayability in video games is a major hassle for developers. Once any user play a game long enough they start to get bored by similar mechanisms and objects.</text:p>
              </text:list-item>
              <text:list-item>
                <text:p>Procedural Generation is used to overcome this difficulty. When a computer is used to generate levels the player will have endless possible types of levels and object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lanned Technologi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nity 2017.1 Game Engine</text:p>
              </text:list-item>
              <text:list-item>
                <text:p>C#</text:p>
              </text:list-item>
              <text:list-item>
                <text:p>Visual Studio</text:p>
              </text:list-item>
              <text:list-item>
                <text:p>Blender</text:p>
              </text:list-item>
              <text:list-item>
                <text:p>Adobe Illustrator</text:p>
              </text:list-item>
              <text:list-item>
                <text:p>Adobe Photoshop</text:p>
              </text:list-item>
              <text:list-item>
                <text:p>Git and Continuous Integr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uture Scop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More and more AAA games are implementing procedural generation in their games to increase the diversity in their games.</text:p>
              </text:list-item>
              <text:list-item>
                <text:p>Recent examples are Left 4 Dead 2, Dirt 4, Diablo III et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2.337cm" presentation:class="subtitle" presentation:user-transformed="true">
          <draw:text-box>
            <text:p>Enterprise Resource Planning(ERP) for Colleg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y build an ERP?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Current College website is bare bone and front-end only.</text:p>
              </text:list-item>
              <text:list-item>
                <text:p>Without any backend, devs cannot implement any type of dynamic parts e.g. Attendance Tracker, Online Library Management etc.</text:p>
              </text:list-item>
              <text:list-item>
                <text:p>Concept aligns with the Digital India Movemen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ttendance Tracker</text:p>
              </text:list-item>
              <text:list-item>
                <text:p>Assignment Submission</text:p>
              </text:list-item>
              <text:list-item>
                <text:p>Articles and Blogs</text:p>
              </text:list-item>
              <text:list-item>
                <text:p>Responsive and Minimalistic Design</text:p>
              </text:list-item>
              <text:list-item>
                <text:p>Built on NodeJS with Complete Cross-Platform Support</text:p>
              </text:list-item>
              <text:list-item>
                <text:p>Online Library Management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lanned Technologi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NodeJS for backend</text:p>
              </text:list-item>
              <text:list-item>
                <text:p>HTML5, Sass, JS, Handlebars, Jquery for front-end</text:p>
              </text:list-item>
              <text:list-item>
                <text:p>MongodB for database (No-SQL)</text:p>
              </text:list-item>
              <text:list-item>
                <text:p>Express for dynamic routing in website</text:p>
              </text:list-item>
              <text:list-item>
                <text:p>Bcrypt for encryption</text:p>
              </text:list-item>
              <text:list-item>
                <text:p>Git and Continuous Integr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2.337cm" presentation:class="subtitle" presentation:user-transformed="true">
          <draw:text-box>
            <text:p><text:span text:style-name="T4">Time Table Generato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is Time Table Generator?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 Cross Platform application to automatic schedule lectures for faculties.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Build on Electron</text:p>
              </text:list-item>
              <text:list-item>
                <text:p>Schedule without clashes</text:p>
              </text:list-item>
              <text:list-item>
                <text:p>Cross-platform</text:p>
              </text:list-item>
              <text:list-item>
                <text:p>Quasi-Random Generatio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2.337cm" presentation:class="subtitle" presentation:user-transformed="true">
          <draw:text-box>
            <text:p><text:span text:style-name="T4">Artist Track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is Artist Tracker and why build it?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 cross-platform service that tracks the latest releases from any user’s favorite artists and notifies them of any new releases.</text:p>
              </text:list-item>
              <text:list-item>
                <text:p>Services like trakt, imdb are only available for either tv shows or movies. Very few low-end services are available for mus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se Last.fm &amp; Music Brains API.</text:p>
              </text:list-item>
              <text:list-item>
                <text:p>Notify about latest tracks from your favourite Artists.</text:p>
              </text:list-item>
              <text:list-item>
                <text:p>Web Service built on NodeJS</text:p>
              </text:list-item>
              <text:list-item>
                <text:p>Cross-Platform</text:p>
              </text:list-item>
              <text:list-item>
                <text:p>Android Applic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lanned Technologi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ndroid Studio</text:p>
              </text:list-item>
              <text:list-item>
                <text:p>Atom </text:p>
              </text:list-item>
              <text:list-item>
                <text:p>NodeJS</text:p>
              </text:list-item>
              <text:list-item>
                <text:p>MusicBrainz and Last.fm APIs</text:p>
              </text:list-item>
              <text:list-item>
                <text:p>Git and Continuous Integr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adornments="Bold" style:font-pitch="fixed"/>
    <style:font-face style:name="Hack" svg:font-family="Hack" style:font-pitch="fixed"/>
    <style:font-face style:name="Operator Pro" svg:font-family="'Operator Pro'" style:font-adornments="Book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Fira Mono for Powerline" fo:font-family="'Fira Mono for Powerline'" style:font-style-name="Bold" style:font-pitch="fixed" fo:font-size="20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svg:stroke-color="#808080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Operator Pro" fo:font-family="'Operator Pro'" style:font-style-name="Book" style:font-pitch="variable" fo:font-size="8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3:43:14.163910533</meta:creation-date>
    <meta:editing-duration>PT3H5M12S</meta:editing-duration>
    <meta:editing-cycles>8</meta:editing-cycles>
    <meta:generator>LibreOffice/5.3.1.2$Linux_X86_64 LibreOffice_project/30m0$Build-2</meta:generator>
    <dc:date>2017-09-12T14:31:23.375138221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